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1000001E571565A1B62A6D828.png" manifest:media-type="image/png"/>
  <manifest:file-entry manifest:full-path="Pictures/100002010000019700000106D400799FCC71B6A4.png" manifest:media-type="image/png"/>
  <manifest:file-entry manifest:full-path="Pictures/100002010000019700000106E1E2FA11FD1C05C1.png" manifest:media-type="image/png"/>
  <manifest:file-entry manifest:full-path="Pictures/100002010000041D000001A34525434D305D878B.png" manifest:media-type="image/png"/>
  <manifest:file-entry manifest:full-path="Pictures/100002010000019100000100F4970BF11AFEEDF2.png" manifest:media-type="image/png"/>
  <manifest:file-entry manifest:full-path="Pictures/10000201000003A3000001A932D57818B94C034C.png" manifest:media-type="image/png"/>
  <manifest:file-entry manifest:full-path="Pictures/100002010000051D000002762FDC3E65DA7045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19cm" svg:height="8.142cm" svg:x="2.496cm" svg:y="1.621cm">
          <draw:image xlink:href="Pictures/100002010000051D000002762FDC3E65DA7045C2.png" xlink:type="simple" xlink:show="embed" xlink:actuate="onLoad">
            <text:p/>
          </draw:image>
        </draw:frame>
        <draw:frame draw:style-name="gr1" draw:text-style-name="P1" draw:layer="layout" svg:width="17.252cm" svg:height="7.874cm" svg:x="2.108cm" svg:y="9.001cm">
          <draw:image xlink:href="Pictures/10000201000003A3000001A932D57818B94C034C.png" xlink:type="simple" xlink:show="embed" xlink:actuate="onLoad">
            <text:p/>
          </draw:image>
        </draw:frame>
        <draw:frame draw:style-name="gr1" draw:text-style-name="P1" draw:layer="layout" svg:width="5.847cm" svg:height="3.732cm" svg:x="12.534cm" svg:y="2.246cm">
          <draw:image xlink:href="Pictures/100002010000019100000100F4970BF11AFEEDF2.png" xlink:type="simple" xlink:show="embed" xlink:actuate="onLoad">
            <text:p/>
          </draw:image>
        </draw:frame>
        <draw:frame draw:style-name="gr1" draw:text-style-name="P1" draw:layer="layout" svg:width="17.018cm" svg:height="6.771cm" svg:x="2.397cm" svg:y="16.113cm">
          <draw:image xlink:href="Pictures/100002010000041D000001A34525434D305D878B.png" xlink:type="simple" xlink:show="embed" xlink:actuate="onLoad">
            <text:p/>
          </draw:image>
        </draw:frame>
        <draw:frame draw:style-name="gr1" draw:text-style-name="P1" draw:layer="layout" svg:width="5.327cm" svg:height="3.429cm" svg:x="13.065cm" svg:y="9.382cm">
          <draw:image xlink:href="Pictures/100002010000019700000106E1E2FA11FD1C05C1.png" xlink:type="simple" xlink:show="embed" xlink:actuate="onLoad">
            <text:p/>
          </draw:image>
        </draw:frame>
        <draw:frame draw:style-name="gr1" draw:text-style-name="P1" draw:layer="layout" svg:width="4.931cm" svg:height="3.174cm" svg:x="13.341cm" svg:y="16.494cm">
          <draw:image xlink:href="Pictures/100002010000019700000106D400799FCC71B6A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4.016cm" svg:height="17.657cm" svg:x="3.925cm" svg:y="2.012cm">
          <draw:image xlink:href="Pictures/1000020100000181000001E571565A1B62A6D8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4.6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23:59:09.901183392</meta:creation-date>
    <dc:date>2018-03-27T17:18:33.469800659</dc:date>
    <meta:editing-duration>PT17H19M21S</meta:editing-duration>
    <meta:editing-cycles>6</meta:editing-cycles>
    <meta:generator>LibreOffice/5.0.6.2$Linux_X86_64 LibreOffice_project/00$Build-2</meta:generator>
    <meta:document-statistic meta:object-count="7"/>
  </office:meta>
</office:document-meta>
</file>